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13.98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6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3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slasher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twohand_wood_club,itm_orc_falchion_bad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_heavy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b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b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a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a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b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b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b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b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attr_orc_tier_4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attr_orc_tier_4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3">|knows_ironflesh_3</text:span><text:span text:style-name="T4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3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3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3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uruk_skull_spear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uruk_skull_spear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itm_orc_two_handed_axe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orc_battle_axe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40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40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7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7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7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4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4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4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4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4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4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2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2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2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7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.00.0000</text:date>, <text:time style:data-style-name="N2" text:time-value="19:26:23.62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1-03-07T19:27:16.989000000</dc:date>
    <meta:editing-cycles>493</meta:editing-cycles>
    <meta:editing-duration>P5DT18H53M34S</meta:editing-duration>
    <dc:creator>Jöran Balks</dc:creator>
    <meta:document-statistic meta:table-count="2" meta:cell-count="7113" meta:object-count="0"/>
  </office:meta>
</office:document-meta>
</file>